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.423cm"/>
      <style:paragraph-properties style:writing-mode="lr-tb"/>
    </style:style>
    <style:style style:name="gr2" style:family="graphic" style:parent-style-name="standard">
      <style:graphic-properties draw:stroke="solid" svg:stroke-width="0.2cm" svg:stroke-color="#3465a4" draw:marker-start-width="0.5cm" draw:marker-end-width="0.5cm" draw:fill="none" draw:fill-color="#ffffff" draw:textarea-horizontal-align="center" draw:textarea-vertical-align="middle" fo:min-height="4.25cm" fo:padding-top="0.225cm" fo:padding-bottom="0.225cm" fo:padding-left="0.35cm" fo:padding-right="0.35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cm"/>
      <style:paragraph-properties style:writing-mode="lr-tb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26pt" fo:font-weight="bold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  <style:text-properties fo:font-size="26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6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25cm" svg:height="1.673cm" svg:x="1cm" svg:y="16.327cm">
          <draw:text-box>
            <text:p text:style-name="P1">Differential</text:p>
            <text:p text:style-name="P1">Equations.jl</text:p>
          </draw:text-box>
        </draw:frame>
        <draw:frame draw:style-name="gr2" draw:text-style-name="P4" draw:layer="layout" svg:width="6.25cm" svg:height="4.7cm" svg:x="13.698cm" svg:y="3cm">
          <draw:text-box>
            <text:p text:style-name="P3">Defining</text:p>
          </draw:text-box>
        </draw:frame>
        <draw:frame draw:style-name="gr2" draw:text-style-name="P4" draw:layer="layout" svg:width="6.25cm" svg:height="4.7cm" svg:x="13.698cm" svg:y="9cm">
          <draw:text-box>
            <text:p text:style-name="P3">Instantiating</text:p>
          </draw:text-box>
        </draw:frame>
        <draw:frame draw:style-name="gr2" draw:text-style-name="P4" draw:layer="layout" svg:width="6.25cm" svg:height="4.7cm" svg:x="13.698cm" svg:y="15cm">
          <draw:text-box>
            <text:p text:style-name="P3">Simulating</text:p>
          </draw:text-box>
        </draw:frame>
        <draw:frame draw:style-name="gr2" draw:text-style-name="P4" draw:layer="layout" svg:width="6.25cm" svg:height="4.7cm" svg:x="13.698cm" svg:y="21cm">
          <draw:text-box>
            <text:p text:style-name="P3">Displaying</text:p>
          </draw:text-box>
        </draw:frame>
        <draw:line draw:style-name="gr3" draw:text-style-name="P5" draw:layer="layout" svg:x1="16.948cm" svg:y1="7.75cm" svg:x2="16.948cm" svg:y2="9cm">
          <text:p/>
        </draw:line>
        <draw:line draw:style-name="gr3" draw:text-style-name="P5" draw:layer="layout" svg:x1="16.948cm" svg:y1="13.75cm" svg:x2="16.948cm" svg:y2="15cm">
          <text:p/>
        </draw:line>
        <draw:line draw:style-name="gr3" draw:text-style-name="P5" draw:layer="layout" svg:x1="16.948cm" svg:y1="19.75cm" svg:x2="16.948cm" svg:y2="21cm">
          <text:p/>
        </draw:line>
        <draw:line draw:style-name="gr3" draw:text-style-name="P5" draw:layer="layout" svg:x1="11.4cm" svg:y1="5.25cm" svg:x2="13.65cm" svg:y2="5.25cm">
          <text:p/>
        </draw:line>
        <draw:frame draw:style-name="gr4" draw:text-style-name="P7" draw:layer="layout" svg:width="6.25cm" svg:height="2cm" svg:x="13.698cm" svg:y="1cm">
          <draw:text-box>
            <text:p text:style-name="P6"><text:span text:style-name="T1">Processes</text:span></text:p>
          </draw:text-box>
        </draw:frame>
        <draw:frame draw:style-name="gr4" draw:text-style-name="P7" draw:layer="layout" svg:width="6.25cm" svg:height="2.301cm" svg:x="6.6cm" svg:y="0.949cm">
          <draw:text-box>
            <text:p text:style-name="P6"><text:span text:style-name="T1">Local</text:span></text:p>
            <text:p text:style-name="P6"><text:span text:style-name="T1">modules</text:span></text:p>
          </draw:text-box>
        </draw:frame>
        <draw:frame draw:style-name="gr4" draw:text-style-name="P7" draw:layer="layout" svg:width="6.25cm" svg:height="2.301cm" svg:x="0.671cm" svg:y="0.978cm">
          <draw:text-box>
            <text:p text:style-name="P6"><text:span text:style-name="T1">Imported packages</text:span></text:p>
          </draw:text-box>
        </draw:frame>
        <draw:frame draw:style-name="gr5" draw:text-style-name="P2" draw:layer="layout" svg:width="5cm" svg:height="1.25cm" svg:x="6.5cm" svg:y="16.5cm">
          <draw:text-box>
            <text:p text:style-name="P1">NeuronModel.jl</text:p>
          </draw:text-box>
        </draw:frame>
        <draw:frame draw:style-name="gr5" draw:text-style-name="P2" draw:layer="layout" svg:width="5cm" svg:height="1.25cm" svg:x="7.05cm" svg:y="4.5cm">
          <draw:text-box>
            <text:p text:style-name="P1">HH.jl</text:p>
          </draw:text-box>
        </draw:frame>
        <draw:frame draw:style-name="gr5" draw:text-style-name="P2" draw:layer="layout" svg:width="5cm" svg:height="1.25cm" svg:x="7.05cm" svg:y="10.5cm">
          <draw:text-box>
            <text:p text:style-name="P1">HHTest.jl</text:p>
          </draw:text-box>
        </draw:frame>
        <draw:line draw:style-name="gr3" draw:text-style-name="P5" draw:layer="layout" svg:x1="11.425cm" svg:y1="11.25cm" svg:x2="13.65cm" svg:y2="11.25cm">
          <text:p/>
        </draw:line>
        <draw:line draw:style-name="gr3" draw:text-style-name="P5" draw:layer="layout" svg:x1="11.375cm" svg:y1="17.25cm" svg:x2="13.6cm" svg:y2="17.25cm">
          <text:p/>
        </draw:line>
        <draw:frame draw:style-name="gr5" draw:text-style-name="P2" draw:layer="layout" svg:width="5cm" svg:height="1.25cm" svg:x="1.2cm" svg:y="22.75cm">
          <draw:text-box>
            <text:p text:style-name="P1">Plots.jl</text:p>
          </draw:text-box>
        </draw:frame>
        <draw:frame draw:style-name="gr5" draw:text-style-name="P2" draw:layer="layout" svg:width="5cm" svg:height="1.25cm" svg:x="1cm" svg:y="7.4cm">
          <draw:text-box>
            <text:p text:style-name="P1">Unitful.jl</text:p>
          </draw:text-box>
        </draw:frame>
        <draw:line draw:style-name="gr3" draw:text-style-name="P5" draw:layer="layout" svg:x1="5cm" svg:y1="23.4cm" svg:x2="13.5cm" svg:y2="23.35cm">
          <text:p/>
        </draw:line>
        <draw:line draw:style-name="gr3" draw:text-style-name="P5" draw:layer="layout" svg:x1="5cm" svg:y1="7.5cm" svg:x2="7.75cm" svg:y2="5.25cm">
          <text:p/>
        </draw:line>
        <draw:line draw:style-name="gr3" draw:text-style-name="P5" draw:layer="layout" svg:x1="5cm" svg:y1="8.75cm" svg:x2="7.75cm" svg:y2="10.75cm">
          <text:p/>
        </draw:line>
        <draw:line draw:style-name="gr3" draw:text-style-name="P5" draw:layer="layout" svg:x1="5.5cm" svg:y1="17.15cm" svg:x2="6.75cm" svg:y2="17.1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21T14:31:02.296000000</meta:creation-date>
    <dc:date>2020-08-21T15:13:04.309000000</dc:date>
    <meta:editing-duration>PT21M26S</meta:editing-duration>
    <meta:editing-cycles>8</meta:editing-cycles>
    <meta:generator>LibreOffice/7.0.0.3$Windows_X86_64 LibreOffice_project/8061b3e9204bef6b321a21033174034a5e2ea88e</meta:generator>
    <meta:document-statistic meta:object-count="23"/>
  </office:meta>
</office:document-meta>
</file>